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Droid Sans Fallback1" svg:font-family="'Droid Sans Fallback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hesis_5f_body">
      <style:text-properties officeooo:paragraph-rsid="0017f60c"/>
    </style:style>
    <style:style style:name="P2" style:family="paragraph" style:parent-style-name="Thesis_5f_Heading1" style:list-style-name="Thesis_5f_numbering" style:master-page-name="Thesis_5f_bodyPage">
      <style:paragraph-properties style:page-number="auto"/>
    </style:style>
    <style:style style:name="P3" style:family="paragraph" style:parent-style-name="Thesis_5f_body" style:list-style-name="WW8Num3"/>
    <style:style style:name="T1" style:family="text">
      <style:text-properties officeooo:rsid="0017f60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30657040" text:style-name="Thesis_5f_numbering">
        <text:list-item>
          <text:p text:style-name="P2"><text:bookmark-start text:name="__RefNumPara__30100_1854458412"/>Цели и задачи<text:bookmark-end text:name="__RefNumPara__30100_1854458412"/></text:p>
        </text:list-item>
      </text:list>
      <text:p text:style-name="P1"><text:bookmark-start text:name="__RefHeading__4921_970456079"/>Цели на настоящето изследване са изследването на структурата и оценката на съвременното състояние на макрозообентосните съобщества в крайбрежната зона на югозапдното Черно море (Бургаски залив). Основната работна хипотеза е, че антропогенното замърсяване в зоната на изследване променя структурата и състава на макрозообентосните съобщества по измерими и предвидими начини, които могат да се използват за индикатор на степента на антропогенно въздействие върху крайбрежните морски екосистеми.<text:bookmark-end text:name="__RefHeading__4921_970456079"/></text:p>
      <text:p text:style-name="P1">За потвърждаването <text:span text:style-name="T1">или отхвърлянето </text:span>на тази хипотеза и осъществявянето на целите на изследването са набелязани основни задачи:</text:p>
      <text:list xml:id="list12215582" text:style-name="WW8Num3">
        <text:list-item>
          <text:p text:style-name="P3">таксономична характеристика на видовия състав и описание на количествените параметри на макрозообентосните съобщества на мекото дъно в два подтипа плитководни местообитания – меко пясъчно дъно и подводни ливади от морски треви (тип 1110 – Постоянно покрити от морска вода пясъчни и тинести плитчини, и националните му подтипове по смисъла на ДХ; тип Плитки сублиторални пясъци по смисъла на РДМС);</text:p>
        </text:list-item>
        <text:list-item>
          <text:p text:style-name="P3">описание и изследване на влиянието на абиотичните фактори (с акцент върху <text:s/>антропогенните такива) върху структурата и състоянието на макрозообентосните съобщества в градиент на антропогенно замърсяване; изследване на механизмите на антропогенното влияние (натиск и въздействия) върху тези съобщества;</text:p>
        </text:list-item>
        <text:list-item>
          <text:p text:style-name="P3">определяне на съвременното екологично състояние на макрозообентоса и качеството на морската среда в плитката крайбрежна зона на южното българско Черноморие чрез прилагане на зообентосни индекси за оценка в светлината на трите основни директиви на ЕС, свързани с морските екосистеми;</text:p>
        </text:list-item>
        <text:list-item>
          <text:p text:style-name="P3">сравнителен анализ на функционирането на методи (индекси) за оценка на качеството в крайбрежните морски екосистеми, базирани на зообентоса,<text:tab/> по критериите на РДВ и РДМС; установяване на най-подходящия индекс, адаптиране и разработване на интегративен подход за оценка на състоянието на макрозообентоса;</text:p>
        </text:list-item>
        <text:list-item>
          <text:p text:style-name="P3">разработване на методика за подбор на референтно място за всеки от изследваните типове местообитания; характеризиране на референтните условия по южното ни черноморско крайбрежие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Droid Sans Fallback1" svg:font-family="'Droid Sans Fallback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ans1" fo:font-family="'Liberation Sans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hesis_5f_body" style:display-name="Thesis_body" style:family="paragraph" style:parent-style-name="Standard" style:default-outline-level="" style:list-style-name="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 text:number-lines="false" text:line-number="0">
        <style:tab-stops/>
      </style:paragraph-properties>
      <style:text-properties style:font-name="Times New Roman" fo:font-family="'Times New Roman'" style:font-style-name="Regular" style:font-family-generic="roman" style:font-pitch="variable" fo:language="bg" fo:country="BG" style:font-size-asian="10.5pt"/>
    </style:style>
    <style:style style:name="Thesis_5f_Heading1" style:display-name="Thesis_Heading1" style:family="paragraph" style:parent-style-name="Heading_20_1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font-name="Times New Roman1" fo:font-family="'Times New Roman'" style:font-style-name="Bold" style:font-family-generic="roman" style:font-pitch="variable" fo:font-size="18pt" fo:language="bg" fo:country="BG" style:font-weight-complex="600"/>
    </style:style>
    <style:style style:name="Thesis_5f_Title" style:display-name="Thesis_Title" style:family="paragraph" style:parent-style-name="Title" style:master-page-name="">
      <loext:graphic-properties draw:fill="none" draw:fill-color="#729fcf"/>
      <style:paragraph-properties style:page-number="auto" fo:background-color="transparent">
        <style:tab-stops/>
      </style:paragraph-properties>
      <style:text-properties style:font-name="Times New Roman1" fo:font-family="'Times New Roman'" style:font-style-name="Bold" style:font-family-generic="roman" style:font-pitch="variable" fo:font-size="20pt" style:font-weight-complex="600"/>
    </style:style>
    <style:style style:name="Thesis_5f_Heading2" style:display-name="Thesis_Heading2" style:family="paragraph" style:parent-style-name="Heading_20_2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font-name="Times New Roman1" fo:font-family="'Times New Roman'" style:font-style-name="Bold" style:font-family-generic="roman" style:font-pitch="variable" fo:font-size="16pt" fo:language="bg" fo:country="BG" style:font-weight-complex="600"/>
    </style:style>
    <style:style style:name="Thesis_5f_Heading3" style:display-name="Thesis_Heading3" style:family="paragraph" style:parent-style-name="Heading_20_3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1" fo:font-family="'Times New Roman'" style:font-style-name="Bold" style:font-family-generic="roman" style:font-pitch="variable" fo:font-size="14pt" fo:language="bg" fo:country="BG"/>
    </style:style>
    <style:style style:name="Thesis_5f_Heading4" style:display-name="Thesis_Heading4" style:family="paragraph" style:parent-style-name="Heading_20_4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2" fo:font-family="'Times New Roman'" style:font-style-name="Bold Italic" style:font-family-generic="roman" style:font-pitch="variable" fo:font-size="13pt" fo:font-style="normal" style:font-weight-complex="normal"/>
    </style:style>
    <style:style style:name="Illustration" style:family="paragraph" style:parent-style-name="Caption" style:class="extra"/>
    <style:style style:name="Thesis_5f_caption" style:display-name="Thesis_caption" style:family="paragraph" style:parent-style-name="Caption" style:master-page-name="">
      <loext:graphic-properties draw:fill="none" draw:fill-color="#729fcf"/>
      <style:paragraph-properties fo:text-align="justify" style:justify-single-word="false" style:page-number="auto" fo:background-color="transparent" style:shadow="none">
        <style:tab-stops/>
      </style:paragraph-properties>
      <style:text-properties style:font-name="Times New Roman3" fo:font-family="'Times New Roman'" style:font-style-name="Italic" style:font-family-generic="roman" style:font-pitch="variable" fo:font-size="10pt" fo:language="bg" fo:country="BG" fo:font-style="normal" fo:font-weight="bold"/>
    </style:style>
    <style:style style:name="Table_20_of_20_Authorities" style:display-name="Table of Authorities" style:family="paragraph" style:parent-style-name="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hesis_5f_bibliography" style:display-name="Thesis_bibliography" style:family="paragraph" style:parent-style-name="Bibliography_20_1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1" style:display-name="Thesis_contents1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4pt" fo:language="bg" fo:country="BG" fo:font-weight="bold"/>
    </style:style>
    <style:style style:name="Thesis_5f_contents2" style:display-name="Thesis_contents2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3" style:display-name="Thesis_contents3" style:family="paragraph" style:parent-style-name="Contents_20_3"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4" style:display-name="Thesis_contents4" style:family="paragraph" style:parent-style-name="Contents_20_4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TOC_5f_heading" style:display-name="Thesis_TOC_heading" style:family="paragraph" style:parent-style-name="Contents_20_Heading" style:master-page-name="">
      <style:paragraph-properties style:page-number="auto"/>
      <style:text-properties style:font-name="Times New Roman1" fo:font-family="'Times New Roman'" style:font-style-name="Bold" style:font-family-generic="roman" style:font-pitch="variable" fo:font-size="18pt" style:font-weight-complex="600"/>
    </style:style>
    <style:style style:name="Thesis_5f_subtitle" style:display-name="Thesis_subtitle" style:family="paragraph" style:parent-style-name="Subtitle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6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hesis_5f_headerRight" style:display-name="Thesis_headerRight" style:family="paragraph" style:parent-style-name="Header_20_right" style:master-page-name="">
      <style:paragraph-properties fo:text-align="end" style:justify-single-word="false" style:page-number="auto" fo:padding="0.049cm" fo:border-left="none" fo:border-right="none" fo:border-top="none" fo:border-bottom="0.06pt solid #000000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List_20_Bullet" style:display-name="List Bullet" style:family="paragraph" style:parent-style-name="List">
      <style:paragraph-properties fo:margin-left="0.635cm" fo:margin-right="0cm" fo:margin-top="0cm" fo:margin-bottom="0.212cm" loext:contextual-spacing="false" fo:text-indent="-0.635cm" style:auto-text-indent="false"/>
    </style:style>
    <style:style style:name="Table_20_of_20_Figures" style:display-name="Table of Figures" style:family="paragraph" style:parent-style-name="Caption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Фиг." style:family="paragraph" style:parent-style-name="Caption"/>
    <style:style style:name="Frame_20_contents" style:display-name="Frame contents" style:family="paragraph" style:parent-style-name="Standard" style:class="extra"/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Drawing" style:family="paragraph" style:parent-style-name="Caption" style:class="extra"/>
    <style:style style:name="Thesis_5f_footer" style:display-name="Thesis_footer" style:family="paragraph" style:parent-style-name="Footer">
      <style:paragraph-properties fo:text-align="center" style:justify-single-word="false" fo:padding="0cm" fo:border="none" style:shadow="none" style:writing-mode="page"/>
      <style:text-properties style:font-name="Times New Roman1" fo:font-family="'Times New Roman'" style:font-style-name="Bold" style:font-family-generic="roman" style:font-pitch="variable" fo:font-size="11pt" fo:font-weight="bold" style:font-size-asian="10.5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4" fo:font-family="'Times New Roman'" style:font-family-generic="roman" style:font-pitch="variable" style:font-name-asian="Droid Sans Fallback1" style:font-family-asian="'Droid Sans Fallback'" style:font-pitch-asian="variable" style:font-name-complex="Times New Roman4" style:font-family-complex="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Thesis_5f_graphics" style:display-name="Thesis_graphics" style:family="graphic" style:parent-style-name="Graphics">
      <style:graphic-properties text:anchor-type="paragraph" svg:x="0cm" style:protect="position" style:wrap="none" style:horizontal-pos="left" style:horizontal-rel="paragraph-content" fo:background-color="transparent" draw:fill="none" draw:fill-color="#729fcf" style:shadow="none" draw:shadow-opacity="100%" style:flow-with-text="true">
        <style:columns fo:column-count="1" fo:column-gap="0cm"/>
      </style:graphic-properties>
    </style:style>
    <style:style style:name="Untitled1" style:family="graphic" style:parent-style-name="Frame"/>
    <style:style style:name="Untitled2" style:family="graphic" style:parent-style-name="Graphics"/>
    <style:style style:name="Untitled3" style:family="graphic" style:parent-style-name="Untitled1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8Num1">
      <text:list-level-style-number text:level="1" text:style-name="WW8Num1z0" style:num-prefix=" 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635cm" fo:margin-left="1.27cm"/>
        </style:list-level-properties>
      </text:list-level-style-number>
      <text:list-level-style-number text:level="2" text:style-name="WW8Num1z1" style:num-prefix=" " style:num-suffix=". " style:num-format="1" text:display-levels="2">
        <style:list-level-properties text:list-level-position-and-space-mode="label-alignment" fo:text-align="end">
          <style:list-level-label-alignment text:label-followed-by="listtab" text:list-tab-stop-position="1cm" fo:text-indent="-0.199cm" fo:margin-left="1.499cm"/>
        </style:list-level-properties>
      </text:list-level-style-number>
      <text:list-level-style-number text:level="3" text:style-name="WW8Num1z2" style:num-prefix=" 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1cm" fo:text-indent="-0.4cm" fo:margin-left="2cm"/>
        </style:list-level-properties>
      </text:list-level-style-number>
      <text:list-level-style-number text:level="4" text:style-name="WW8Num1z3" style:num-prefix=" 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2.499cm" fo:text-indent="0.199cm" fo:margin-left="2cm"/>
        </style:list-level-properties>
      </text:list-level-style-number>
      <text:list-level-style-number text:level="5" text:style-name="WW8Num1z4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z5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z6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z7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z8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4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hesis_5f_numbering" style:display-name="Thesis_numbering">
      <text:list-level-style-number text:level="1" style:num-prefix=" 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635cm" fo:margin-left="1.27cm"/>
        </style:list-level-properties>
      </text:list-level-style-number>
      <text:list-level-style-number text:level="2" style:num-prefix=" " style:num-suffix=". " style:num-format="1" text:display-levels="2">
        <style:list-level-properties text:list-level-position-and-space-mode="label-alignment" fo:text-align="end">
          <style:list-level-label-alignment text:label-followed-by="listtab" text:list-tab-stop-position="1cm" fo:text-indent="-0.199cm" fo:margin-left="1.499cm"/>
        </style:list-level-properties>
      </text:list-level-style-number>
      <text:list-level-style-number text:level="3" style:num-prefix=" 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1cm" fo:text-indent="-0.4cm" fo:margin-left="2cm"/>
        </style:list-level-properties>
      </text:list-level-style-number>
      <text:list-level-style-number text:level="4" style:num-prefix=" 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2.499cm" fo:text-indent="0.1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Thesis_5f_bodyPage" style:display-name="Thesis_bodyPage" style:page-layout-name="Mpm2">
      <style:header>
        <text:p text:style-name="Thesis_5f_headerRight"><text:bookmark-ref text:reference-format="number" text:ref-name="__RefNumPara__30100_1854458412">1</text:bookmark-ref>. <text:bookmark-ref text:reference-format="text" text:ref-name="__RefNumPara__30100_1854458412">Цели и задачи</text:bookmark-ref></text:p>
      </style:header>
      <style:footer>
        <text:p text:style-name="Thesis_5f_footer"><text:page-number text:select-page="current">1</text:page-number></text:p>
      </style:footer>
    </style:master-page>
    <style:master-page style:name="Thesis_5f_titlePage" style:display-name="Thesis_titlePage" style:page-layout-name="Mpm3" style:next-style-name="Thesis_5f_body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</meta:initial-creator>
    <meta:creation-date>2016-02-04T11:45:00</meta:creation-date>
    <dc:creator>K</dc:creator>
    <dc:date>2017-04-25T17:42:46.387315107</dc:date>
    <meta:editing-cycles>10</meta:editing-cycles>
    <meta:editing-duration>PT1H8M6S</meta:editing-duration>
    <meta:generator>LibreOffice/5.3.2.2$Linux_X86_64 LibreOffice_project/6cd4f1ef626f15116896b1d8e1398b56da0d0ee1</meta:generator>
    <meta:document-statistic meta:table-count="0" meta:image-count="0" meta:object-count="0" meta:page-count="1" meta:paragraph-count="10" meta:word-count="291" meta:character-count="2115" meta:non-whitespace-character-count="1835"/>
    <meta:user-defined meta:name="ZOTERO_PREF_1">&lt;data data-version="3" zotero-version="4.0.28.9"&gt;&lt;session id="WH6LSH4o"/&gt;&lt;style id="http://www.zotero.org/styles/elsevier-harvard" hasBibliography="1" bibliographyStyleHasBeenSet="1"/&gt;&lt;prefs&gt;&lt;pref name="fieldType" value="ReferenceMark"/&gt;&lt;pref name="storeR</meta:user-defined>
    <meta:user-defined meta:name="ZOTERO_PREF_2">eferences" value="true"/&gt;&lt;pref name="automaticJournalAbbreviations" value="true"/&gt;&lt;pref name="noteType" value=""/&gt;&lt;/prefs&gt;&lt;/data&gt;</meta:user-defined>
  </office:meta>
</office:document-meta>
</file>